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f9d9e" officeooo:paragraph-rsid="000f9d9e"/>
    </style:style>
    <style:style style:name="P2" style:family="paragraph" style:parent-style-name="Standard">
      <style:paragraph-properties fo:text-align="justify" style:justify-single-word="false"/>
      <style:text-properties officeooo:rsid="000f9d9e" officeooo:paragraph-rsid="00155349"/>
    </style:style>
    <style:style style:name="P3" style:family="paragraph" style:parent-style-name="Standard">
      <style:paragraph-properties fo:text-align="justify" style:justify-single-word="false"/>
      <style:text-properties officeooo:rsid="00111947" officeooo:paragraph-rsid="00111947"/>
    </style:style>
    <style:style style:name="P4" style:family="paragraph" style:parent-style-name="Standard">
      <style:paragraph-properties fo:text-align="justify" style:justify-single-word="false"/>
      <style:text-properties officeooo:rsid="00111947" officeooo:paragraph-rsid="0017ae44"/>
    </style:style>
    <style:style style:name="P5" style:family="paragraph" style:parent-style-name="Standard">
      <style:paragraph-properties fo:text-align="justify" style:justify-single-word="false"/>
      <style:text-properties officeooo:rsid="00111947" officeooo:paragraph-rsid="00123417"/>
    </style:style>
    <style:style style:name="P6" style:family="paragraph" style:parent-style-name="Standard">
      <style:paragraph-properties fo:text-align="justify" style:justify-single-word="false"/>
      <style:text-properties officeooo:rsid="00123417" officeooo:paragraph-rsid="00123417"/>
    </style:style>
    <style:style style:name="P7" style:family="paragraph" style:parent-style-name="Standard">
      <style:paragraph-properties fo:text-align="justify" style:justify-single-word="false"/>
      <style:text-properties officeooo:rsid="001237ac" officeooo:paragraph-rsid="001237ac"/>
    </style:style>
    <style:style style:name="P8" style:family="paragraph" style:parent-style-name="Standard">
      <style:paragraph-properties fo:text-align="justify" style:justify-single-word="false"/>
      <style:text-properties officeooo:rsid="00142cb1" officeooo:paragraph-rsid="0017ae44"/>
    </style:style>
    <style:style style:name="P9" style:family="paragraph" style:parent-style-name="Standard">
      <style:paragraph-properties fo:text-align="justify" style:justify-single-word="false"/>
      <style:text-properties officeooo:rsid="0016b416" officeooo:paragraph-rsid="0016b416"/>
    </style:style>
    <style:style style:name="P10" style:family="paragraph" style:parent-style-name="Standard">
      <style:paragraph-properties fo:text-align="justify" style:justify-single-word="false"/>
      <style:text-properties officeooo:rsid="0017ae44" officeooo:paragraph-rsid="0017ae44"/>
    </style:style>
    <style:style style:name="T1" style:family="text">
      <style:text-properties officeooo:rsid="00111947"/>
    </style:style>
    <style:style style:name="T2" style:family="text">
      <style:text-properties officeooo:rsid="00123417"/>
    </style:style>
    <style:style style:name="T3" style:family="text">
      <style:text-properties officeooo:rsid="001237ac"/>
    </style:style>
    <style:style style:name="T4" style:family="text">
      <style:text-properties officeooo:rsid="00142cb1"/>
    </style:style>
    <style:style style:name="T5" style:family="text">
      <style:text-properties officeooo:rsid="00155349"/>
    </style:style>
    <style:style style:name="T6" style:family="text">
      <style:text-properties officeooo:rsid="0016b416"/>
    </style:style>
    <style:style style:name="T7" style:family="text">
      <style:text-properties officeooo:rsid="0017ae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Lab 4 Solution: Introduction to Computer Networks</text:p>
      <text:p text:style-name="P1"/>
      <text:p text:style-name="P1">Q1. <text:span text:style-name="T5">My computer's IP address is </text:span>192.168.1.102<text:span text:style-name="T7"> as it can be seen in the screenshot.</text:span></text:p>
      <text:p text:style-name="P1"/>
      <text:p text:style-name="P1">Q2.<text:span text:style-name="T5">The value is </text:span>ICMP (1)<text:span text:style-name="T5">.</text:span></text:p>
      <text:p text:style-name="P1"/>
      <text:p text:style-name="P1">Q3.<text:span text:style-name="T5">The total size is 84 bytes as seen in the screenshot. Out of that, 20 bytes are of the header. So, the size of the payload is </text:span>84-20 = 64 bytes<text:span text:style-name="T5">.</text:span></text:p>
      <text:p text:style-name="P1"/>
      <text:p text:style-name="P2">Q4.<text:span text:style-name="T5">No, it has not been fragmented. It can be seen from the screenshot that "</text:span>More Fragment<text:span text:style-name="T5">"</text:span> Bit is 0<text:span text:style-name="T5">.</text:span></text:p>
      <text:p text:style-name="P2"/>
      <text:p text:style-name="P2">Q5.<text:span text:style-name="T6">Frame number, </text:span>Identification, Time to live and Header checksum change.<text:span text:style-name="T6"> TTL doesnt always change but is not identical for all of them. A screenshot has been attached to show the listing of the ICMP messages as mentioned in the question.</text:span></text:p>
      <text:p text:style-name="P2"/>
      <text:p text:style-name="P1">Q6.<text:span text:style-name="T6">Many fields remain consistent such as IP version, </text:span>header length<text:span text:style-name="T6">, DSCP, source and destination IP addresses, </text:span>Upper Layer Protocol<text:span text:style-name="T6">.</text:span></text:p>
      <text:p text:style-name="P1"/>
      <text:p text:style-name="P9">Fields that must be constant are:</text:p>
      <text:p text:style-name="P1">Version<text:span text:style-name="T6">, H</text:span>eader length<text:span text:style-name="T6">, addresses of two machines, DSCP values, </text:span>Upper Layer Protocol<text:span text:style-name="T6">.</text:span></text:p>
      <text:p text:style-name="P1"/>
      <text:p text:style-name="P9">Fields that must change are:</text:p>
      <text:p text:style-name="P1">Identification<text:span text:style-name="T6"> value, TTL, and </text:span>Header checksum</text:p>
      <text:p text:style-name="P1"/>
      <text:p text:style-name="P1">Q7.<text:span text:style-name="T6">As it can be seen in the screenshot, the</text:span> pattern is that the IP header <text:span text:style-name="T6">i</text:span>dentification fields increment with each<text:span text:style-name="T6"> </text:span>ICMP <text:span text:style-name="T6">echo</text:span> request.<text:span text:style-name="T1"> </text:span></text:p>
      <text:p text:style-name="P3"><text:span text:style-name="T6">In the screenshot, it increments as </text:span>0x32d0<text:span text:style-name="T6">, 0x</text:span> 32d1<text:span text:style-name="T6">,0x</text:span>32d2 and so on<text:span text:style-name="T6">.</text:span></text:p>
      <text:p text:style-name="P3"/>
      <text:p text:style-name="P4">Q8.<text:span text:style-name="T7">As it can be seen in the screenshot, the value in the identification field is 0x00009d7c</text:span> <text:span text:style-name="T7">and </text:span>TTL = <text:span text:style-name="T7">255.</text:span></text:p>
      <text:p text:style-name="P4"/>
      <text:p text:style-name="P3">Q9.For the replies to our computer, yes they change and can be seen in the screenshots<text:span text:style-name="T7">.</text:span></text:p>
      <text:p text:style-name="P3"/>
      <text:p text:style-name="P5">Q10.<text:span text:style-name="T2">Yes, this packet has been fragmented across more than one IP datagram.</text:span></text:p>
      <text:p text:style-name="P5"/>
      <text:p text:style-name="P6">Q11.<text:span text:style-name="T7">"M</text:span>ore fragments<text:span text:style-name="T7">" bit is set. This means that the </text:span>datagram has been<text:span text:style-name="T7"> </text:span>fragmented. <text:span text:style-name="T7">Here,</text:span> fragment offset is 0<text:span text:style-name="T7">. This implies that </text:span>this is the first<text:span text:style-name="T7"> </text:span>fragment. <text:span text:style-name="T7">L</text:span>ength of <text:s/><text:span text:style-name="T7">first fragment is </text:span>1500 where <text:span text:style-name="T7">the length of the header is 20 and of the payload is </text:span>1480 bytes as <text:span text:style-name="T7">it can be seen in the screenshot.</text:span></text:p>
      <text:p text:style-name="P6"/>
      <text:p text:style-name="P6">Q12.We can tell that this is not the first fragment, since the fragment offset is<text:span text:style-name="T7"> 185</text:span>. It is the last fragment<text:span text:style-name="T7"> since we can see that "M</text:span>ore <text:span text:style-name="T7">F</text:span>ragments<text:span text:style-name="T7">" bit</text:span> is not set<text:span text:style-name="T3">.</text:span></text:p>
      <text:p text:style-name="P6"/>
      <text:p text:style-name="P7">Q13.<text:span text:style-name="T7">T</text:span>otal length,<text:span text:style-name="T7"> F</text:span>lag<text:span text:style-name="T7"> values</text:span>, <text:span text:style-name="T7">F</text:span>ragment offset<text:span text:style-name="T7"> value</text:span>, and <text:span text:style-name="T7">Header C</text:span>hecksum</text:p>
      <text:p text:style-name="P7"/>
      <text:p text:style-name="P7">Q14.For 56 bytes<text:span text:style-name="T7">,</text:span> single packet<text:span text:style-name="T7"> was</text:span> enough<text:span text:style-name="T7">. F</text:span>or 2000 <text:span text:style-name="T7">bytes, </text:span>2<text:span text:style-name="T7"> packets and for </text:span>3500 <text:span text:style-name="T7">bytes </text:span>3<text:span text:style-name="T7"> packets.</text:span></text:p>
      <text:p text:style-name="P7"/>
      <text:p text:style-name="P8">Q15 <text:span text:style-name="T7">Between all of the packets, fragment offset, and checksum change. Between the first two packets and the last packet, total length and flags change. The first two packets have a total length of 1500. The </text:span><text:soft-page-break/><text:span text:style-name="T7">last fragment has a total length of 568 as it can be seen in the screenshot. "More Fragment" bit is set to 1 for the first and the second fragments. <text:s/>The "More Fragment" bit is set to 0 for the last fragm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7:38:19.304780912</meta:creation-date>
    <dc:date>2018-11-16T19:41:28.380331905</dc:date>
    <meta:editing-duration>PT57S</meta:editing-duration>
    <meta:editing-cycles>1</meta:editing-cycles>
    <meta:document-statistic meta:table-count="0" meta:image-count="0" meta:object-count="0" meta:page-count="2" meta:paragraph-count="21" meta:word-count="441" meta:character-count="2484" meta:non-whitespace-character-count="2061"/>
    <meta:generator>LibreOffice/5.1.6.2$Linux_X86_64 LibreOffice_project/10m0$Build-2</meta:generator>
  </office:meta>
</office:document-meta>
</file>